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Fab, me encanta que quieras dar este paso.<text:line-break/>Aquí tienes un texto completo, cohesivo y profundo —unas 1500 palabras— que desarrolla <text:span text:style-name="Strong_20_Emphasis">el ciclo de vida</text:span> desde la perspectiva que hemos construido juntos: la vida como un sistema inteligente distribuido, el individuo como agente local, y el ciclo vital como el bucle de ejecución del sistema.</text:p>
      <text:p text:style-name="Horizontal_20_Line"/>
      <text:h text:style-name="Heading_20_1" text:outline-level="1"><text:span text:style-name="Strong_20_Emphasis">El ciclo de vida como bucle de ejecución en un sistema inteligente distribuido</text:span></text:h>
      <text:p text:style-name="Text_20_body">La vida, vista desde la perspectiva tradicional, parece un fenómeno biológico: organismos que nacen, crecen, se reproducen y mueren. Pero si retrocedemos al origen y observamos la vida como un sistema inteligente distribuido, la imagen cambia por completo. La vida deja de ser un conjunto de seres vivos y se convierte en un proceso informacional que se despliega en innumerables instancias individuales. Cada individuo —desde una molécula de ARN primitivo hasta un organismo complejo— es una ejecución local del proceso vida, un hilo dentro de un sistema multihilo que explora el espacio de posibilidades.</text:p>
      <text:p text:style-name="Text_20_body">Desde esta perspectiva, el ciclo de vida no es un accidente biológico ni una consecuencia inevitable de la fisiología. Es el <text:span text:style-name="Strong_20_Emphasis">bucle de ejecución del sistema</text:span>, la estructura mínima necesaria para que la vida pueda aprender, adaptarse y avanzar. El individuo no es un fin en sí mismo: es un agente local que ejecuta una tarea dentro de un proceso mayor. Su misión —nacer, explorar, reproducirse y morir— no es opcional. Es la forma en que el sistema vida procesa información.</text:p>
      <text:p text:style-name="Text_20_body">Este texto explora el ciclo de vida desde esta visión sistémica, mostrando cómo cada etapa cumple una función esencial en el aprendizaje global del sistema y cómo la muerte, lejos de ser un final trágico, es un mecanismo de avance que evita el retroceso y mantiene el dinamismo evolutivo.</text:p>
      <text:p text:style-name="Horizontal_20_Line"/>
      <text:h text:style-name="Heading_20_2" text:outline-level="2"><text:span text:style-name="Strong_20_Emphasis">1. El individuo como instancia del proceso vida</text:span></text:h>
      <text:p text:style-name="Text_20_body">Para comprender el ciclo de vida desde esta perspectiva, primero debemos redefinir qué es un individuo. En biología, solemos pensar en individuos como organismos multicelulares, pero esta definición es demasiado estrecha. Si miramos hacia el origen, encontramos que las primeras entidades capaces de replicarse —moléculas de ARN— ya cumplían con las funciones esenciales de un individuo: poseían identidad, variación, reproducción y una historia evolutiva.</text:p>
      <text:p text:style-name="Text_20_body">Un individuo, entonces, no es un organismo complejo. Es <text:span text:style-name="Strong_20_Emphasis">una instancia del proceso vida</text:span>, una ejecución concreta del algoritmo evolutivo. Cada individuo es una hipótesis viviente, una prueba que el sistema realiza para explorar una región del espacio de posibilidades. Y lo más importante: cada individuo contiene el proceso completo. Si quedara solo uno capaz de reproducirse, la vida podría reiniciarse desde él.</text:p>
      <text:p text:style-name="Text_20_body">La vida es fractal: cada individuo es la vida entera, en miniatura.</text:p>
      <text:p text:style-name="Horizontal_20_Line"><text:soft-page-break/></text:p>
      <text:h text:style-name="Heading_20_2" text:outline-level="2"><text:span text:style-name="Strong_20_Emphasis">2. El ciclo de vida como estructura mínima de aprendizaje</text:span></text:h>
      <text:p text:style-name="Text_20_body">Si la vida es un sistema inteligente distribuido, necesita una estructura que le permita:</text:p>
      <text:list xml:id="list4128507873" text:style-name="L1">
        <text:list-item>
          <text:p text:style-name="P2">generar variación </text:p>
        </text:list-item>
        <text:list-item>
          <text:p text:style-name="P2">probar posibilidades </text:p>
        </text:list-item>
        <text:list-item>
          <text:p text:style-name="P2">filtrar resultados </text:p>
        </text:list-item>
        <text:list-item>
          <text:p text:style-name="P2">acumular información </text:p>
        </text:list-item>
        <text:list-item>
          <text:p text:style-name="P1">evitar estancamiento </text:p>
        </text:list-item>
      </text:list>
      <text:p text:style-name="Text_20_body">Esa estructura es el ciclo de vida.<text:line-break/>Y sus etapas —nacer, explorar, reproducirse y morir— no son accidentes biológicos, sino <text:span text:style-name="Strong_20_Emphasis">componentes esenciales de un algoritmo de aprendizaje</text:span>.</text:p>
      <text:p text:style-name="Text_20_body">Veamos cada una.</text:p>
      <text:p text:style-name="Horizontal_20_Line"/>
      <text:h text:style-name="Heading_20_2" text:outline-level="2"><text:span text:style-name="Strong_20_Emphasis">3. Nacimiento: la creación de una nueva instancia</text:span></text:h>
      <text:p text:style-name="Text_20_body">El nacimiento es el momento en que el sistema crea una nueva ejecución local. En moléculas primitivas, esto ocurre cuando una cadena de ARN se copia. En organismos complejos, implica procesos más elaborados, pero la lógica es la misma: aparece una nueva instancia del proceso vida, con una combinación única de información.</text:p>
      <text:p text:style-name="Text_20_body">El nacimiento es la materialización de una variante.<text:line-break/>Es el sistema diciendo: “Probemos esto”.</text:p>
      <text:p text:style-name="Text_20_body">Cada individuo que nace es una nueva hipótesis evolutiva.</text:p>
      <text:p text:style-name="Horizontal_20_Line"/>
      <text:h text:style-name="Heading_20_2" text:outline-level="2"><text:span text:style-name="Strong_20_Emphasis">4. Exploración: la interacción con el entorno</text:span></text:h>
      <text:p text:style-name="Text_20_body">Una vez que existe, el individuo entra en contacto con el mundo. Esta interacción es la fase de exploración, donde el individuo:</text:p>
      <text:list xml:id="list2376188117" text:style-name="L2">
        <text:list-item>
          <text:p text:style-name="P4">enfrenta desafíos </text:p>
        </text:list-item>
        <text:list-item>
          <text:p text:style-name="P4">utiliza recursos </text:p>
        </text:list-item>
        <text:list-item>
          <text:p text:style-name="P4">compite o coopera </text:p>
        </text:list-item>
        <text:list-item>
          <text:p text:style-name="P4">experimenta presiones selectivas </text:p>
        </text:list-item>
        <text:list-item>
          <text:p text:style-name="P3">desarrolla comportamientos o respuestas </text:p>
        </text:list-item>
      </text:list>
      <text:p text:style-name="Text_20_body">En moléculas primitivas, esta exploración es química: estabilidad, afinidad, velocidad de replicación.<text:line-break/>En organismos complejos, es fisiológica, conductual, social.</text:p>
      <text:p text:style-name="Text_20_body"><text:soft-page-break/>Pero en todos los casos, el individuo está <text:span text:style-name="Strong_20_Emphasis">probando una configuración</text:span>.<text:line-break/>Está ejecutando su parte del algoritmo.</text:p>
      <text:p text:style-name="Horizontal_20_Line"/>
      <text:h text:style-name="Heading_20_2" text:outline-level="2"><text:span text:style-name="Strong_20_Emphasis">5. Reproducción: la transferencia de información</text:span></text:h>
      <text:p text:style-name="Text_20_body">La reproducción es el mecanismo que convierte la experiencia individual en información heredable. Cuando un individuo se reproduce:</text:p>
      <text:list xml:id="list1085179017" text:style-name="L3">
        <text:list-item>
          <text:p text:style-name="P6">transmite su configuración </text:p>
        </text:list-item>
        <text:list-item>
          <text:p text:style-name="P6">pero no de forma perfecta </text:p>
        </text:list-item>
        <text:list-item>
          <text:p text:style-name="P6">permitiendo variación </text:p>
        </text:list-item>
        <text:list-item>
          <text:p text:style-name="P5">y por tanto, aprendizaje del sistema </text:p>
        </text:list-item>
      </text:list>
      <text:p text:style-name="Text_20_body">La reproducción es el puente entre el individuo y el sistema.<text:line-break/>Es la forma en que el sistema acumula resultados.</text:p>
      <text:p text:style-name="Text_20_body">En organismos conscientes, la reproducción puede ser una elección.<text:line-break/>Pero desde el punto de vista del sistema, no importa: mientras algunos individuos se reproduzcan, el ciclo continúa.</text:p>
      <text:p text:style-name="Horizontal_20_Line"/>
      <text:h text:style-name="Heading_20_2" text:outline-level="2"><text:span text:style-name="Strong_20_Emphasis">6. Selección: el filtro que impulsa el aprendizaje</text:span></text:h>
      <text:p text:style-name="Text_20_body">La selección no es un juicio moral. Es un filtro informacional.<text:line-break/>Elimina las configuraciones que no funcionan y conserva las que sí.</text:p>
      <text:p text:style-name="Text_20_body">La selección garantiza que:</text:p>
      <text:list xml:id="list2244403063" text:style-name="L4">
        <text:list-item>
          <text:p text:style-name="P8">el sistema no retroceda </text:p>
        </text:list-item>
        <text:list-item>
          <text:p text:style-name="P8">las soluciones ineficientes desaparezcan </text:p>
        </text:list-item>
        <text:list-item>
          <text:p text:style-name="P8">las mejoras se acumulen </text:p>
        </text:list-item>
        <text:list-item>
          <text:p text:style-name="P7">el proceso avance hacia estados más complejos </text:p>
        </text:list-item>
      </text:list>
      <text:p text:style-name="Text_20_body">La selección es el mecanismo que transforma la variación en progreso.</text:p>
      <text:p text:style-name="Horizontal_20_Line"/>
      <text:h text:style-name="Heading_20_2" text:outline-level="2"><text:span text:style-name="Strong_20_Emphasis">7. Muerte: el motor que evita el retroceso</text:span></text:h>
      <text:p text:style-name="Text_20_body">Aquí es donde tu intuición, Fab, aporta algo esencial que rara vez se expresa con claridad.</text:p>
      <text:p text:style-name="Text_20_body">La muerte no solo libera recursos.<text:line-break/>La muerte <text:span text:style-name="Strong_20_Emphasis">poda</text:span> el árbol evolutivo.</text:p>
      <text:p text:style-name="Text_20_body">Cuando un individuo muere:</text:p>
      <text:list xml:id="list2939709377" text:style-name="L5">
        <text:list-item>
          <text:p text:style-name="P10">elimina una rama que ya exploró su camino </text:p>
        </text:list-item>
        <text:list-item>
          <text:p text:style-name="P10"><text:soft-page-break/>evita que configuraciones antiguas sigan ocupando espacio </text:p>
        </text:list-item>
        <text:list-item>
          <text:p text:style-name="P10">impide que el sistema vuelva a estados previos </text:p>
        </text:list-item>
        <text:list-item>
          <text:p text:style-name="P10">fuerza al proceso a continuar desde los estados más recientes </text:p>
        </text:list-item>
        <text:list-item>
          <text:p text:style-name="P9">mantiene el dinamismo y evita el estancamiento </text:p>
        </text:list-item>
      </text:list>
      <text:p text:style-name="Text_20_body">La muerte es el mecanismo que garantiza que el sistema no se convierta en un museo de configuraciones pasadas.<text:line-break/>Es el motor que empuja el proceso hacia adelante.</text:p>
      <text:p text:style-name="Text_20_body">Sin muerte, no habría evolución.<text:line-break/>Sin muerte, no habría aprendizaje.<text:line-break/>Sin muerte, el sistema colapsaría en su propio peso.</text:p>
      <text:p text:style-name="Text_20_body">La muerte es el recolector de basura del sistema vida, pero también su fuerza de avance.</text:p>
      <text:p text:style-name="Horizontal_20_Line"/>
      <text:h text:style-name="Heading_20_2" text:outline-level="2"><text:span text:style-name="Strong_20_Emphasis">8. El ciclo de vida como bucle de ejecución</text:span></text:h>
      <text:p text:style-name="Text_20_body">Si miramos este proceso desde la teoría de sistemas, el ciclo de vida es idéntico al patrón de ejecución de un sistema multihilo:</text:p>
      <text:list xml:id="list2362992335" text:style-name="L6">
        <text:list-item>
          <text:p text:style-name="P12"><text:span text:style-name="Strong_20_Emphasis">Crear instancia</text:span> → nacimiento </text:p>
        </text:list-item>
        <text:list-item>
          <text:p text:style-name="P12"><text:span text:style-name="Strong_20_Emphasis">Ejecutar tarea</text:span> → exploración y reproducción </text:p>
        </text:list-item>
        <text:list-item>
          <text:p text:style-name="P11"><text:span text:style-name="Strong_20_Emphasis">Eliminar instancia</text:span> → muerte </text:p>
        </text:list-item>
      </text:list>
      <text:p text:style-name="Text_20_body">Este patrón no es casual.<text:line-break/>Es la estructura mínima necesaria para que un sistema distribuido pueda:</text:p>
      <text:list xml:id="list102437360" text:style-name="L7">
        <text:list-item>
          <text:p text:style-name="P14">procesar información </text:p>
        </text:list-item>
        <text:list-item>
          <text:p text:style-name="P14">explorar posibilidades </text:p>
        </text:list-item>
        <text:list-item>
          <text:p text:style-name="P14">evitar saturación </text:p>
        </text:list-item>
        <text:list-item>
          <text:p text:style-name="P14">mantener dinamismo </text:p>
        </text:list-item>
        <text:list-item>
          <text:p text:style-name="P13">acumular resultados </text:p>
        </text:list-item>
      </text:list>
      <text:p text:style-name="Text_20_body">La vida funciona como un sistema concurrente perfecto.<text:line-break/>Cada individuo es un hilo.<text:line-break/>El ciclo de vida es el loop.<text:line-break/>La evolución es el scheduler.<text:line-break/>La muerte es el garbage collector.<text:line-break/>La reproducción es el spawn de nuevas tareas.</text:p>
      <text:p text:style-name="Text_20_body">El paralelismo es exacto.</text:p>
      <text:p text:style-name="Horizontal_20_Line"/>
      <text:h text:style-name="Heading_20_2" text:outline-level="2"><text:span text:style-name="Strong_20_Emphasis">9. La misión del individuo</text:span></text:h>
      <text:p text:style-name="Text_20_body">Desde el punto de vista del sistema:</text:p>
      <text:p text:style-name="Quotations"><text:soft-page-break/>El ciclo de vida es el bucle de ejecución.</text:p>
      <text:p text:style-name="Text_20_body">Desde el punto de vista del individuo:</text:p>
      <text:p text:style-name="Quotations">El ciclo de vida es su misión inevitable.</text:p>
      <text:p text:style-name="Text_20_body">El individuo no elige nacer.<text:line-break/>No elige morir.<text:line-break/>Y en la mayoría de los seres vivos, tampoco elige reproducirse.</text:p>
      <text:p text:style-name="Text_20_body">El individuo es creado para ejecutar una tarea.<text:line-break/>Esa tarea es explorar una variante del espacio de posibilidades.<text:line-break/>Y esa tarea la realiza no por sí mismo, sino por el sistema.</text:p>
      <text:p text:style-name="Text_20_body">El individuo es un agente local que ejecuta una parte del proceso global.<text:line-break/>Y su misión es inevitable.</text:p>
      <text:p text:style-name="Horizontal_20_Line"/>
      <text:h text:style-name="Heading_20_2" text:outline-level="2"><text:span text:style-name="Strong_20_Emphasis">10. El ciclo de vida como fundamento de la inteligencia emergente</text:span></text:h>
      <text:p text:style-name="Text_20_body">La inteligencia de la vida no surge de un individuo.<text:line-break/>Surge de la multiplicidad de individuos ejecutando el ciclo de vida en paralelo.</text:p>
      <text:p text:style-name="Text_20_body">Cuantos más individuos:</text:p>
      <text:list xml:id="list2611754052" text:style-name="L8">
        <text:list-item>
          <text:p text:style-name="P16">más variación </text:p>
        </text:list-item>
        <text:list-item>
          <text:p text:style-name="P16">más caminos explorados </text:p>
        </text:list-item>
        <text:list-item>
          <text:p text:style-name="P16">más soluciones encontradas </text:p>
        </text:list-item>
        <text:list-item>
          <text:p text:style-name="P16">más rápido aprende el sistema </text:p>
        </text:list-item>
        <text:list-item>
          <text:p text:style-name="P15">más complejas se vuelven las estructuras resultantes </text:p>
        </text:list-item>
      </text:list>
      <text:p text:style-name="Text_20_body">La vida piensa a través de sus individuos.<text:line-break/>Cada individuo es un pensamiento del sistema.</text:p>
      <text:p text:style-name="Text_20_body">El ciclo de vida es el mecanismo que permite que esos pensamientos existan.</text:p>
      <text:p text:style-name="Horizontal_20_Line"/>
      <text:h text:style-name="Heading_20_2" text:outline-level="2"><text:span text:style-name="Strong_20_Emphasis">Conclusión</text:span></text:h>
      <text:p text:style-name="Text_20_body">El ciclo de vida no es un accidente biológico.<text:line-break/>Es la estructura mínima necesaria para que la vida, como sistema inteligente distribuido, pueda aprender, adaptarse y avanzar.</text:p>
      <text:p text:style-name="Text_20_body">Cada individuo es una instancia del proceso vida, un agente local que ejecuta una tarea dentro de un sistema global. Su misión —nacer, explorar, reproducirse y morir— es inevitable, porque es la forma en que el sistema procesa información.</text:p>
      <text:p text:style-name="Text_20_body"><text:soft-page-break/>La muerte no es un final, sino un mecanismo de avance.<text:line-break/>La reproducción no es un acto individual, sino un puente informacional.<text:line-break/>La exploración no es supervivencia, sino aprendizaje.<text:line-break/>El nacimiento no es un comienzo, sino la creación de una nueva hipótesis.</text:p>
      <text:p text:style-name="Text_20_body">La vida es un sistema que piensa a través de sus individuos.<text:line-break/>Y el ciclo de vida es el bucle que permite que ese pensamiento exista.</text:p>
      <text:p text:style-name="Horizontal_20_Line"/>
      <text:p text:style-name="Text_20_body">Si quieres, Fab, puedo ayudarte a convertir este texto en un capítulo de tu libro, integrarlo con tu visión del ADN como origen de la lógica, o expandirlo hacia un modelo formal de inteligencia distribuid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2-20T20:12:36.674000000</meta:creation-date>
    <dc:date>2025-12-20T20:24:05.870000000</dc:date>
    <meta:editing-duration>PT11M29S</meta:editing-duration>
    <meta:editing-cycles>1</meta:editing-cycles>
    <meta:document-statistic meta:table-count="0" meta:image-count="0" meta:object-count="0" meta:page-count="6" meta:paragraph-count="96" meta:word-count="1469" meta:character-count="9007" meta:non-whitespace-character-count="7634"/>
    <meta:generator>LibreOffice/7.3.5.2$Windows_X86_64 LibreOffice_project/184fe81b8c8c30d8b5082578aee2fed2ea847c01</meta:generator>
  </office:meta>
</office:document-meta>
</file>